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50000044360B43E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none" draw:textarea-vertical-align="middle" draw:auto-grow-height="false" fo:min-height="6.381cm" fo:min-width="0cm" fo:wrap-option="wrap" loext:decorative="false"/>
    </style:style>
    <style:style style:name="gr3" style:family="graphic" style:parent-style-name="standard">
      <style:graphic-properties svg:stroke-color="#000000" draw:fill="none" draw:textarea-vertical-align="middle" draw:auto-grow-height="false" fo:min-height="5.229cm" fo:min-width="0cm" fo:wrap-option="wrap" loext:decorative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1.147cm" fo:min-width="0cm" fo:wrap-option="wrap" loext:decorative="false"/>
    </style:style>
    <style:style style:name="gr5" style:family="graphic" style:parent-style-name="standard">
      <style:graphic-properties svg:stroke-color="#000000" draw:fill="none" draw:textarea-vertical-align="middle" draw:auto-grow-height="false" fo:min-height="4.512cm" fo:min-width="0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3cm" svg:height="27.771cm" svg:x="1cm" svg:y="1.001cm">
          <draw:image xlink:href="Pictures/10000000000001C50000044360B43E2D.png" xlink:type="simple" xlink:show="embed" xlink:actuate="onLoad" draw:mime-type="image/png">
            <text:p/>
          </draw:image>
        </draw:frame>
        <draw:custom-shape draw:style-name="gr2" draw:text-style-name="P2" draw:layer="layout" svg:width="0.851cm" svg:height="6.995cm" svg:x="12.664cm" svg:y="5.9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851cm" svg:height="5.779cm" svg:x="12.677cm" svg:y="14.5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851cm" svg:height="1.473cm" svg:x="12.672cm" svg:y="20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draw:layer="layout" svg:width="0.851cm" svg:height="5.022cm" svg:x="12.567cm" svg:y="23.3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3.351cm" svg:height="1.673cm" svg:x="14.02cm" svg:y="8.668cm">
          <draw:text-box>
            <text:p>Clustering</text:p>
            <text:p>area</text:p>
          </draw:text-box>
        </draw:frame>
        <draw:frame draw:style-name="gr7" draw:text-style-name="P3" draw:layer="layout" svg:width="4.348cm" svg:height="1.824cm" svg:x="13.96cm" svg:y="16.271cm">
          <draw:text-box>
            <text:p>Plotting</text:p>
            <text:p>parameters</text:p>
          </draw:text-box>
        </draw:frame>
        <draw:frame draw:style-name="gr8" draw:text-style-name="P3" draw:layer="layout" svg:width="4.348cm" svg:height="0.962cm" svg:x="13.852cm" svg:y="21.05cm">
          <draw:text-box>
            <text:p><text:s/>Tools</text:p>
          </draw:text-box>
        </draw:frame>
        <draw:frame draw:style-name="gr9" draw:text-style-name="P3" draw:layer="layout" svg:width="4.348cm" svg:height="0.962cm" svg:x="13.895cm" svg:y="25.381cm">
          <draw:text-box>
            <text:p><text:s/>Candidat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28:04.210034644</meta:creation-date>
    <dc:date>2024-03-05T15:46:50.953988101</dc:date>
    <meta:editing-duration>PT18M46S</meta:editing-duration>
    <meta:editing-cycles>2</meta:editing-cycles>
    <meta:generator>LibreOffice/7.6.4.1$Linux_X86_64 LibreOffice_project/60$Build-1</meta:generator>
    <meta:document-statistic meta:object-count="9"/>
  </office:meta>
</office:document-meta>
</file>